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0.231cm" draw:shadow="hidden"/>
    </style:style>
    <style:style style:name="gr4" style:family="graphic" style:parent-style-name="standard">
      <style:graphic-properties draw:stroke="none" draw:fill="none" fo:min-height="0.413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style:text-autospace="none"/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f7f5f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5.69999980926514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016cm" svg:height="0.963cm" svg:x="8.402cm" svg:y="0cm">
          <draw:text-box>
            <text:p>CR3 0x1000</text:p>
          </draw:text-box>
        </draw:frame>
        <draw:rect draw:style-name="gr2" draw:text-style-name="P1" draw:layer="layout" svg:width="7.28cm" svg:height="27.7cm" svg:x="6.86cm" svg:y="1cm">
          <text:p/>
        </draw:rect>
        <draw:frame draw:style-name="gr3" draw:text-style-name="P2" draw:layer="layout" svg:width="2.795cm" svg:height="0.725cm" svg:x="14.193cm" svg:y="3.608cm">
          <draw:text-box>
            <text:p text:style-name="P2"><text:span text:style-name="T1">0x1000</text:span></text:p>
          </draw:text-box>
        </draw:frame>
        <draw:frame draw:style-name="gr3" draw:text-style-name="P2" draw:layer="layout" svg:width="3.781cm" svg:height="0.725cm" svg:x="8.61cm" svg:y="3.518cm">
          <draw:text-box>
            <text:p text:style-name="P3"><text:span text:style-name="T1">0x3027</text:span></text:p>
          </draw:text-box>
        </draw:frame>
        <draw:frame draw:style-name="gr3" draw:text-style-name="P2" draw:layer="layout" svg:width="2.795cm" svg:height="0.725cm" svg:x="14.193cm" svg:y="5.022cm">
          <draw:text-box>
            <text:p text:style-name="P2"><text:span text:style-name="T1">0x1FFC</text:span></text:p>
          </draw:text-box>
        </draw:frame>
        <draw:frame draw:style-name="gr3" draw:text-style-name="P2" draw:layer="layout" svg:width="3.781cm" svg:height="0.725cm" svg:x="8.61cm" svg:y="5.143cm">
          <draw:text-box>
            <text:p text:style-name="P3"><text:span text:style-name="T1">0x1007</text:span></text:p>
          </draw:text-box>
        </draw:frame>
        <draw:frame draw:style-name="gr3" draw:text-style-name="P2" draw:layer="layout" svg:width="2.795cm" svg:height="0.725cm" svg:x="14.194cm" svg:y="4.391cm">
          <draw:text-box>
            <text:p text:style-name="P2"><text:span text:style-name="T1">0x1C00</text:span></text:p>
          </draw:text-box>
        </draw:frame>
        <draw:frame draw:style-name="gr3" draw:text-style-name="P2" draw:layer="layout" svg:width="3.781cm" svg:height="0.725cm" svg:x="8.61cm" svg:y="4.361cm">
          <draw:text-box>
            <text:p text:style-name="P3"><text:span text:style-name="T1">0x2007</text:span></text:p>
          </draw:text-box>
        </draw:frame>
        <draw:frame draw:style-name="gr3" draw:text-style-name="P2" draw:layer="layout" svg:width="5.23cm" svg:height="0.725cm" svg:x="14.224cm" svg:y="5.804cm">
          <draw:text-box>
            <text:p text:style-name="P2"><text:span text:style-name="T1">0x2000 - 0x2FFF</text:span></text:p>
          </draw:text-box>
        </draw:frame>
        <draw:frame draw:style-name="gr3" draw:text-style-name="P2" draw:layer="layout" svg:width="7.276cm" svg:height="0.725cm" svg:x="6.862cm" svg:y="5.896cm">
          <draw:text-box>
            <text:p text:style-name="P3"><text:span text:style-name="T1">0x100003 - 0x4FF003</text:span></text:p>
          </draw:text-box>
        </draw:frame>
        <draw:frame draw:style-name="gr3" draw:text-style-name="P2" draw:layer="layout" svg:width="5.23cm" svg:height="0.725cm" svg:x="14.195cm" svg:y="6.586cm">
          <draw:text-box>
            <text:p text:style-name="P2"><text:span text:style-name="T1">0x3000 - 0x3FFF</text:span></text:p>
          </draw:text-box>
        </draw:frame>
        <draw:frame draw:style-name="gr3" draw:text-style-name="P2" draw:layer="layout" svg:width="7.276cm" svg:height="0.725cm" svg:x="6.862cm" svg:y="6.678cm">
          <draw:text-box>
            <text:p text:style-name="P3"><text:span text:style-name="T1">0x000003 - 0x3FF003</text:span></text:p>
          </draw:text-box>
        </draw:frame>
        <draw:frame draw:style-name="gr4" draw:text-style-name="P4" draw:layer="layout" svg:width="12.77cm" svg:height="0.663cm" svg:x="-5.874cm" svg:y="6.735cm">
          <draw:text-box>
            <text:p text:style-name="P4"><text:span text:style-name="T2"><text:s/></text:span><text:span text:style-name="T2">0x00000000-0x003fffff -&gt; 0x0000000000000000-0x00000000003fffff</text:span></text:p>
          </draw:text-box>
        </draw:frame>
        <draw:frame draw:style-name="gr4" draw:text-style-name="P4" draw:layer="layout" svg:width="12.575cm" svg:height="0.663cm" svg:x="-5.746cm" svg:y="6.013cm">
          <draw:text-box>
            <text:p text:style-name="P4"><text:span text:style-name="T2">0xc0000000-0xc03fffff -&gt; 0x0000000000100000-0x00000000004fffff</text:span></text:p>
          </draw:text-box>
        </draw:frame>
        <draw:frame draw:style-name="gr4" draw:text-style-name="P4" draw:layer="layout" svg:width="12.575cm" svg:height="0.663cm" svg:x="-5.747cm" svg:y="5.173cm">
          <draw:text-box>
            <text:p text:style-name="P4"><text:span text:style-name="T2">0xfffff000-0xffffffff -&gt; 0x0000000000001000-0x0000000000001fff</text:span></text:p>
          </draw:text-box>
        </draw:frame>
        <draw:frame draw:style-name="gr4" draw:text-style-name="P4" draw:layer="layout" svg:width="12.575cm" svg:height="0.663cm" svg:x="-5.716cm" svg:y="4.42cm">
          <draw:text-box>
            <text:p text:style-name="P4"><text:span text:style-name="T2">0xfff00000-0xfff00fff -&gt; 0x0000000000002000-0x0000000000002fff</text:span></text:p>
          </draw:text-box>
        </draw:frame>
        <draw:frame draw:style-name="gr4" draw:text-style-name="P4" draw:layer="layout" svg:width="12.575cm" svg:height="0.663cm" svg:x="-5.716cm" svg:y="3.638cm">
          <draw:text-box>
            <text:p text:style-name="P4"><text:span text:style-name="T2">0xffc00000-0xffc00fff -&gt; 0x0000000000003000-0x0000000000003f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8M33S</meta:editing-duration>
    <meta:editing-cycles>4</meta:editing-cycles>
    <meta:generator>OpenOffice.org/3.3$Win32 OpenOffice.org_project/330m20$Build-9567</meta:generator>
    <dc:date>2012-01-18T16:13:39.50</dc:date>
    <meta:document-statistic meta:object-count="17"/>
  </office:meta>
</office:document-meta>
</file>